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9013e" officeooo:paragraph-rsid="0069013e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59435a" officeooo:paragraph-rsid="0059435a"/>
    </style:style>
    <style:style style:name="P3" style:family="paragraph" style:parent-style-name="Standard">
      <style:text-properties officeooo:rsid="00425481" officeooo:paragraph-rsid="00425481"/>
    </style:style>
    <style:style style:name="P4" style:family="paragraph" style:parent-style-name="Standard">
      <style:text-properties style:font-name="Fira Code" fo:font-size="13pt" fo:font-style="normal" fo:font-weight="bold" officeooo:rsid="006aff80" officeooo:paragraph-rsid="006aff80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style:text-properties fo:font-size="12pt" fo:font-style="normal" officeooo:rsid="006aff80" officeooo:paragraph-rsid="006aff80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size="10pt" fo:font-style="italic" officeooo:rsid="006aff80" officeooo:paragraph-rsid="006aff80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2pt" fo:font-style="normal" officeooo:rsid="00617dab" officeooo:paragraph-rsid="00674830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size="12pt" fo:font-style="normal" officeooo:rsid="006bc36c" officeooo:paragraph-rsid="006bc36c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size="10pt" fo:font-style="italic" officeooo:rsid="006bc36c" officeooo:paragraph-rsid="006bc36c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Fira Code" fo:font-size="13pt" fo:font-style="normal" fo:font-weight="bold" officeooo:rsid="006bc36c" officeooo:paragraph-rsid="006bc36c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style:font-name="Fira Code" fo:font-size="10pt" officeooo:paragraph-rsid="006bc36c" style:font-size-asian="10pt" style:font-size-complex="10pt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cc6c1d" loext:opacity="100%" fo:font-style="normal" style:font-style-asian="normal" style:font-style-complex="normal"/>
    </style:style>
    <style:style style:name="T3" style:family="text">
      <style:text-properties style:font-name="Fira Code Retina" fo:font-weight="bold" officeooo:rsid="00674830" style:font-weight-asian="bold" style:font-weight-complex="bold"/>
    </style:style>
    <style:style style:name="T4" style:family="text">
      <style:text-properties style:font-name="Fira Code Retina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ciones de Agregación</text:p>
      <text:p text:style-name="P2"><text:span text:style-name="T1"/></text:p>
      <text:p text:style-name="P3"><text:span text:style-name="T1"/></text:p>
      <text:p text:style-name="P4">Creamos la BD</text:p>
      <text:p text:style-name="P5"><text:span text:style-name="T2"/></text:p>
      <text:p text:style-name="P6"><text:span text:style-name="T3">C</text:span><text:span text:style-name="T4">omenzamos creando la base de datos, para ello entramos en la shell y lo creamos con los siguientes comandos:</text:span></text:p>
      <text:p text:style-name="P6"><text:span text:style-name="T4"/></text:p>
      <text:p text:style-name="P7"><text:span text:style-name="T4">mongosh -u admin1 -p admin1</text:span></text:p>
      <text:p text:style-name="P7"><text:span text:style-name="T4">use facturacionBD</text:span></text:p>
      <text:p text:style-name="P8"><text:span text:style-name="T3"/></text:p>
      <text:p text:style-name="P6"><text:span text:style-name="T3">E </text:span><text:span text:style-name="T4">insertamos 3 facturas iniciales de la siguiente forma:</text:span></text:p>
      <text:p text:style-name="P6"><text:span text:style-name="T4"/></text:p>
      <text:p text:style-name="P7"><text:span text:style-name="T4">db.facturas.insertMany([</text:span></text:p>
      <text:p text:style-name="P7"><text:span text:style-name="T4"><text:s text:c="2"/>{</text:span></text:p>
      <text:p text:style-name="P7"><text:span text:style-name="T4"><text:s text:c="4"/>numeroFactura: 1,</text:span></text:p>
      <text:p text:style-name="P7"><text:span text:style-name="T4"><text:s text:c="4"/>fecha: new Date("2023-01-10"),</text:span></text:p>
      <text:p text:style-name="P7"><text:span text:style-name="T4"><text:s text:c="4"/>cliente: "Cliente1",</text:span></text:p>
      <text:p text:style-name="P7"><text:span text:style-name="T4"><text:s text:c="4"/>lineas: [</text:span></text:p>
      <text:p text:style-name="P7"><text:span text:style-name="T4"><text:s text:c="6"/>{ articulo: "ProductoA", precioUnitario: 10, cantidad: 2 },</text:span></text:p>
      <text:p text:style-name="P7"><text:span text:style-name="T4"><text:s text:c="6"/>{ articulo: "ProductoB", precioUnitario: 5, <text:s/>cantidad: 4 }</text:span></text:p>
      <text:p text:style-name="P7"><text:span text:style-name="T4"><text:s text:c="4"/>]</text:span></text:p>
      <text:p text:style-name="P7"><text:span text:style-name="T4"><text:s text:c="2"/>},</text:span></text:p>
      <text:p text:style-name="P7"><text:span text:style-name="T4"><text:s text:c="2"/>{</text:span></text:p>
      <text:p text:style-name="P7"><text:span text:style-name="T4"><text:s text:c="4"/>numeroFactura: 2,</text:span></text:p>
      <text:p text:style-name="P7"><text:span text:style-name="T4"><text:s text:c="4"/>fecha: new Date("2023-01-15"),</text:span></text:p>
      <text:p text:style-name="P7"><text:span text:style-name="T4"><text:s text:c="4"/>cliente: "Cliente2",</text:span></text:p>
      <text:p text:style-name="P7"><text:span text:style-name="T4"><text:s text:c="4"/>lineas: [</text:span></text:p>
      <text:p text:style-name="P7"><text:span text:style-name="T4"><text:s text:c="6"/>{ articulo: "ProductoC", precioUnitario: 20, cantidad: 3 },</text:span></text:p>
      <text:p text:style-name="P7"><text:span text:style-name="T4"><text:s text:c="6"/>{ articulo: "ProductoB", precioUnitario: 5, <text:s/>cantidad: 1 }</text:span></text:p>
      <text:p text:style-name="P7"><text:span text:style-name="T4"><text:s text:c="4"/>]</text:span></text:p>
      <text:p text:style-name="P7"><text:span text:style-name="T4"><text:s text:c="2"/>},</text:span></text:p>
      <text:p text:style-name="P7"><text:span text:style-name="T4"><text:s text:c="2"/>{</text:span></text:p>
      <text:p text:style-name="P7"><text:span text:style-name="T4"><text:s text:c="4"/>numeroFactura: 3,</text:span></text:p>
      <text:p text:style-name="P7"><text:span text:style-name="T4"><text:s text:c="4"/>fecha: new Date("2023-02-01"),</text:span></text:p>
      <text:p text:style-name="P7"><text:span text:style-name="T4"><text:s text:c="4"/>cliente: "Cliente1",</text:span></text:p>
      <text:p text:style-name="P7"><text:span text:style-name="T4"><text:s text:c="4"/>lineas: [</text:span></text:p>
      <text:p text:style-name="P7"><text:span text:style-name="T4"><text:s text:c="6"/>{ articulo: "ProductoA", precioUnitario: 10, cantidad: 5 },</text:span></text:p>
      <text:p text:style-name="P7"><text:span text:style-name="T4"><text:s text:c="6"/>{ articulo: "ProductoD", precioUnitario: 15, cantidad: 2 }</text:span></text:p>
      <text:p text:style-name="P7"><text:span text:style-name="T4"><text:s text:c="4"/>]</text:span></text:p>
      <text:p text:style-name="P7"><text:span text:style-name="T4"><text:s text:c="2"/>}</text:span></text:p>
      <text:p text:style-name="P7"><text:span text:style-name="T4">]);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oft-page-break/><text:span text:style-name="T3">A</text:span><text:span text:style-name="T4">ñadimos 3 más:</text:span></text:p>
      <text:p text:style-name="P9"><text:span text:style-name="T4"/></text:p>
      <text:p text:style-name="P10"><text:span text:style-name="T4">db.facturas.insertMany([</text:span></text:p>
      <text:p text:style-name="P10"><text:span text:style-name="T4"><text:s text:c="2"/>{</text:span></text:p>
      <text:p text:style-name="P10"><text:span text:style-name="T4"><text:s text:c="4"/>numeroFactura: 4,</text:span></text:p>
      <text:p text:style-name="P10"><text:span text:style-name="T4"><text:s text:c="4"/>fecha: new Date("2023-02-05"),</text:span></text:p>
      <text:p text:style-name="P10"><text:span text:style-name="T4"><text:s text:c="4"/>cliente: "Cliente3",</text:span></text:p>
      <text:p text:style-name="P10"><text:span text:style-name="T4"><text:s text:c="4"/>lineas: [</text:span></text:p>
      <text:p text:style-name="P10"><text:span text:style-name="T4"><text:s text:c="6"/>{ articulo: "ProductoA", precioUnitario: 10, cantidad: 1 },</text:span></text:p>
      <text:p text:style-name="P10"><text:span text:style-name="T4"><text:s text:c="6"/>{ articulo: "ProductoB", precioUnitario: 5, <text:s/>cantidad: 2 }</text:span></text:p>
      <text:p text:style-name="P10"><text:span text:style-name="T4"><text:s text:c="4"/>]</text:span></text:p>
      <text:p text:style-name="P10"><text:span text:style-name="T4"><text:s text:c="2"/>},</text:span></text:p>
      <text:p text:style-name="P10"><text:span text:style-name="T4"><text:s text:c="2"/>{</text:span></text:p>
      <text:p text:style-name="P10"><text:span text:style-name="T4"><text:s text:c="4"/>numeroFactura: 5,</text:span></text:p>
      <text:p text:style-name="P10"><text:span text:style-name="T4"><text:s text:c="4"/>fecha: new Date("2023-02-10"),</text:span></text:p>
      <text:p text:style-name="P10"><text:span text:style-name="T4"><text:s text:c="4"/>cliente: "Cliente2",</text:span></text:p>
      <text:p text:style-name="P10"><text:span text:style-name="T4"><text:s text:c="4"/>lineas: [</text:span></text:p>
      <text:p text:style-name="P10"><text:span text:style-name="T4"><text:s text:c="6"/>{ articulo: "ProductoC", precioUnitario: 20, cantidad: 1 },</text:span></text:p>
      <text:p text:style-name="P10"><text:span text:style-name="T4"><text:s text:c="6"/>{ articulo: "ProductoD", precioUnitario: 15, cantidad: 1 }</text:span></text:p>
      <text:p text:style-name="P10"><text:span text:style-name="T4"><text:s text:c="4"/>]</text:span></text:p>
      <text:p text:style-name="P10"><text:span text:style-name="T4"><text:s text:c="2"/>},</text:span></text:p>
      <text:p text:style-name="P10"><text:span text:style-name="T4"><text:s text:c="2"/>{</text:span></text:p>
      <text:p text:style-name="P10"><text:span text:style-name="T4"><text:s text:c="4"/>numeroFactura: 6,</text:span></text:p>
      <text:p text:style-name="P10"><text:span text:style-name="T4"><text:s text:c="4"/>fecha: new Date("2023-02-15"),</text:span></text:p>
      <text:p text:style-name="P10"><text:span text:style-name="T4"><text:s text:c="4"/>cliente: "Cliente1",</text:span></text:p>
      <text:p text:style-name="P10"><text:span text:style-name="T4"><text:s text:c="4"/>lineas: [</text:span></text:p>
      <text:p text:style-name="P10"><text:span text:style-name="T4"><text:s text:c="6"/>{ articulo: "ProductoB", precioUnitario: 5, cantidad: 10 },</text:span></text:p>
      <text:p text:style-name="P10"><text:span text:style-name="T4"><text:s text:c="6"/>{ articulo: "ProductoD", precioUnitario: 15, cantidad: 3 }</text:span></text:p>
      <text:p text:style-name="P10"><text:span text:style-name="T4"><text:s text:c="4"/>]</text:span></text:p>
      <text:p text:style-name="P10"><text:span text:style-name="T4"><text:s text:c="2"/>}</text:span></text:p>
      <text:p text:style-name="P10"><text:span text:style-name="T4">]);</text:span></text:p>
      <text:p text:style-name="P8"><text:span text:style-name="T3"/></text:p>
      <text:p text:style-name="P11">Operaciones de agregación</text:p>
      <text:p text:style-name="P12"><text:span text:style-name="T2"/></text:p>
      <text:p text:style-name="P9"><text:span text:style-name="T3">C</text:span><text:span text:style-name="T4">uantas facturas tiene un cliente, en este caso Cliente1:</text:span></text:p>
      <text:p text:style-name="P9"><text:span text:style-name="T4"/></text:p>
      <text:p text:style-name="P10"><text:span text:style-name="T4">db.facturas.aggregate([</text:span></text:p>
      <text:p text:style-name="P10"><text:span text:style-name="T4"><text:s text:c="2"/>{ $match: { cliente: "Cliente1" } },</text:span></text:p>
      <text:p text:style-name="P10"><text:span text:style-name="T4"><text:s text:c="2"/>{</text:span></text:p>
      <text:p text:style-name="P10"><text:span text:style-name="T4"><text:s text:c="4"/>$group: {</text:span></text:p>
      <text:p text:style-name="P10"><text:span text:style-name="T4"><text:s text:c="6"/>_id: "$cliente",</text:span></text:p>
      <text:p text:style-name="P10"><text:span text:style-name="T4"><text:s text:c="6"/>totalFacturas: { $sum: 1 }</text:span></text:p>
      <text:p text:style-name="P10"><text:span text:style-name="T4"><text:s text:c="4"/>}</text:span></text:p>
      <text:p text:style-name="P10"><text:span text:style-name="T4"><text:s text:c="2"/>}</text:span></text:p>
      <text:p text:style-name="P10"><text:span text:style-name="T4">]);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oft-page-break/><text:span text:style-name="T3">I</text:span><text:span text:style-name="T4">mporte total de una factura, en este caso factura 1:</text:span></text:p>
      <text:p text:style-name="P9"><text:span text:style-name="T4"/></text:p>
      <text:p text:style-name="P10"><text:span text:style-name="T4">db.facturas.aggregate([</text:span></text:p>
      <text:p text:style-name="P10"><text:span text:style-name="T4"><text:s text:c="2"/>{ $match: { numeroFactura: 1 } },</text:span></text:p>
      <text:p text:style-name="P10"><text:span text:style-name="T4"><text:s text:c="2"/>{ $unwind: "$lineas" },</text:span></text:p>
      <text:p text:style-name="P10"><text:span text:style-name="T4"><text:s text:c="2"/>{</text:span></text:p>
      <text:p text:style-name="P10"><text:span text:style-name="T4"><text:s text:c="4"/>$group: {</text:span></text:p>
      <text:p text:style-name="P10"><text:span text:style-name="T4"><text:s text:c="6"/>_id: "$numeroFactura",</text:span></text:p>
      <text:p text:style-name="P10"><text:span text:style-name="T4"><text:s text:c="6"/>totalFactura: {</text:span></text:p>
      <text:p text:style-name="P10"><text:span text:style-name="T4"><text:s text:c="8"/>$sum: {</text:span></text:p>
      <text:p text:style-name="P10"><text:span text:style-name="T4"><text:s text:c="10"/>$multiply: [ "$lineas.precioUnitario", "$lineas.cantidad" ]</text:span></text:p>
      <text:p text:style-name="P10"><text:span text:style-name="T4"><text:s text:c="8"/>}</text:span></text:p>
      <text:p text:style-name="P10"><text:span text:style-name="T4"><text:s text:c="6"/>}</text:span></text:p>
      <text:p text:style-name="P10"><text:span text:style-name="T4"><text:s text:c="4"/>}</text:span></text:p>
      <text:p text:style-name="P10"><text:span text:style-name="T4"><text:s text:c="2"/>}</text:span></text:p>
      <text:p text:style-name="P10"><text:span text:style-name="T4">]);</text:span></text:p>
      <text:p text:style-name="P8"><text:span text:style-name="T3"/></text:p>
      <text:p text:style-name="P9"><text:span text:style-name="T3">T</text:span><text:span text:style-name="T4">otal de ventas de un cliente, en este caso el Cliente2:</text:span></text:p>
      <text:p text:style-name="P9"><text:span text:style-name="T4"/></text:p>
      <text:p text:style-name="P10"><text:span text:style-name="T4">db.facturas.aggregate([</text:span></text:p>
      <text:p text:style-name="P10"><text:span text:style-name="T4"><text:s text:c="2"/>{ $match: { cliente: "Cliente2" } },</text:span></text:p>
      <text:p text:style-name="P10"><text:span text:style-name="T4"><text:s text:c="2"/>{ $unwind: "$lineas" },</text:span></text:p>
      <text:p text:style-name="P10"><text:span text:style-name="T4"><text:s text:c="2"/>{</text:span></text:p>
      <text:p text:style-name="P10"><text:span text:style-name="T4"><text:s text:c="4"/>$group: {</text:span></text:p>
      <text:p text:style-name="P10"><text:span text:style-name="T4"><text:s text:c="6"/>_id: "$cliente",</text:span></text:p>
      <text:p text:style-name="P10"><text:span text:style-name="T4"><text:s text:c="6"/>totalVentas: {</text:span></text:p>
      <text:p text:style-name="P10"><text:span text:style-name="T4"><text:s text:c="8"/>$sum: {</text:span></text:p>
      <text:p text:style-name="P10"><text:span text:style-name="T4"><text:s text:c="10"/>$multiply: [ "$lineas.precioUnitario", "$lineas.cantidad" ]</text:span></text:p>
      <text:p text:style-name="P10"><text:span text:style-name="T4"><text:s text:c="8"/>}</text:span></text:p>
      <text:p text:style-name="P10"><text:span text:style-name="T4"><text:s text:c="6"/>}</text:span></text:p>
      <text:p text:style-name="P10"><text:span text:style-name="T4"><text:s text:c="4"/>}</text:span></text:p>
      <text:p text:style-name="P10"><text:span text:style-name="T4"><text:s text:c="2"/>}</text:span></text:p>
      <text:p text:style-name="P10"><text:span text:style-name="T4">]);</text:span></text:p>
      <text:p text:style-name="P8"><text:span text:style-name="T3"/></text:p>
      <text:p text:style-name="P9"><text:span text:style-name="T3">P</text:span><text:span text:style-name="T4">roductos más vendidos:</text:span></text:p>
      <text:p text:style-name="P9"><text:span text:style-name="T4"/></text:p>
      <text:p text:style-name="P10"><text:span text:style-name="T4">db.facturas.aggregate([</text:span></text:p>
      <text:p text:style-name="P10"><text:span text:style-name="T4"><text:s text:c="2"/>{ $unwind: "$lineas" },</text:span></text:p>
      <text:p text:style-name="P10"><text:span text:style-name="T4"><text:s text:c="2"/>{</text:span></text:p>
      <text:p text:style-name="P10"><text:span text:style-name="T4"><text:s text:c="4"/>$group: {</text:span></text:p>
      <text:p text:style-name="P10"><text:span text:style-name="T4"><text:s text:c="6"/>_id: "$lineas.articulo",</text:span></text:p>
      <text:p text:style-name="P10"><text:span text:style-name="T4"><text:s text:c="6"/>unidadesVendidas: { $sum: "$lineas.cantidad" }</text:span></text:p>
      <text:p text:style-name="P10"><text:span text:style-name="T4"><text:s text:c="4"/>}</text:span></text:p>
      <text:p text:style-name="P10"><text:span text:style-name="T4"><text:s text:c="2"/>},</text:span></text:p>
      <text:p text:style-name="P10"><text:span text:style-name="T4"><text:s text:c="2"/>{ $sort: { unidadesVendidas: -1 } }</text:span></text:p>
      <text:p text:style-name="P10"><text:span text:style-name="T4">]);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7T17:12:03.302000000</dc:date>
    <meta:editing-duration>PT8H14M23S</meta:editing-duration>
    <meta:editing-cycles>66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119" meta:word-count="366" meta:character-count="2813" meta:non-whitespace-character-count="2173"/>
  </office:meta>
</office:document-meta>
</file>